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532cm" svg:y="0.701cm">
            <draw:object draw:notify-on-update-of-ranges="Sheet1.A2:Sheet1.A2 Sheet1.A3:Sheet1.A17 Sheet1.B2:Sheet1.B2 Sheet1.B3:Sheet1.B17 Sheet1.C2:Sheet1.C2 Sheet1.C3:Sheet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485cm" svg:y="10.987cm">
            <draw:object draw:notify-on-update-of-ranges="Sheet1.A22:Sheet1.A22 Sheet1.A23:Sheet1.A37 Sheet1.B22:Sheet1.B22 Sheet1.B23:Sheet1.B37 Sheet1.C22:Sheet1.C22 Sheet1.C23:Sheet1.C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5cm" svg:height="9.006cm" svg:x="11.455cm" svg:y="21.599cm">
            <draw:object draw:notify-on-update-of-ranges="Sheet1.A42:Sheet1.A42 Sheet1.A43:Sheet1.A49 Sheet1.B42:Sheet1.B42 Sheet1.B43:Sheet1.B49 Sheet1.C42:Sheet1.C42 Sheet1.C43:Sheet1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 table:number-columns-spanned="3" table:number-rows-spanned="1">
            <text:p>Iterative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6" office:value-type="string" calcext:value-type="string">
            <text:p>Desktop</text:p>
          </table:table-cell>
          <table:table-cell table:style-name="ce8" office:value-type="string" calcext:value-type="string">
            <text:p>Mobile a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cursive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6" office:value-type="string" calcext:value-type="string">
            <text:p>Desktop</text:p>
          </table:table-cell>
          <table:table-cell table:style-name="ce8" office:value-type="string" calcext:value-type="string">
            <text:p>Mobile a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Factorial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6" office:value-type="string" calcext:value-type="string">
            <text:p>Desktop</text:p>
          </table:table-cell>
          <table:table-cell table:style-name="ce8" office:value-type="string" calcext:value-type="string">
            <text:p>Mobile ap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99" calcext:value-type="float">
            <text:p>18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7748" calcext:value-type="float">
            <text:p>217748</text:p>
          </table:table-cell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82" calcext:value-type="float">
            <text:p>9282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1085" calcext:value-type="float">
            <text:p>291085</text:p>
          </table:table-cell>
          <table:table-cell office:value-type="float" office:value="170535" calcext:value-type="float">
            <text:p>170535</text:p>
          </table:table-cell>
        </table:table-row>
        <table:table-row table:style-name="ro1" table:number-rows-repeated="7">
          <table:table-cell table:style-name="ce4" table:number-columns-repeated="3"/>
        </table:table-row>
        <table:table-row table:style-name="ro1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6:59:38.987991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18:45:16.117934274</dc:date>
    <dc:creator>Wolfgang Gaar</dc:creator>
    <meta:editing-duration>PT1H25M51S</meta:editing-duration>
    <meta:editing-cycles>5</meta:editing-cycles>
    <meta:document-statistic meta:table-count="1" meta:cell-count="1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3cm" svg:y="0.315cm" chart:style-name="ch2">
          <text:p>Time measurement of Euclid iterative</text:p>
        </chart:title>
        <chart:legend chart:legend-position="end" svg:x="13.527cm" svg:y="3.937cm" style:legend-expansion="high" chart:style-name="ch3"/>
        <chart:plot-area chart:style-name="ch4" table:cell-range-address="Sheet1.A2:Sheet1.C17" chart:data-source-has-labels="both" svg:x="1.324cm" svg:y="1.64cm" svg:width="11.563cm" svg:height="6.206cm">
          <chartooo:coordinate-region svg:x="2.156cm" svg:y="1.847cm" svg:width="10.731cm" svg:height="5.337cm"/>
          <chart:axis chart:dimension="x" chart:name="primary-x" chart:style-name="ch5" chartooo:axis-type="auto">
            <chartooo:date-scale/>
            <chart:title svg:x="5.584cm" svg:y="8.027cm" chart:style-name="ch6">
              <text:p>Bits of both numbers</text:p>
            </chart:title>
            <chart:categories table:cell-range-address="Sheet1.A3:Sheet1.A17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7" chart:label-cell-address="Sheet1.B2:Sheet1.B2" chart:class="chart:bar">
            <chart:data-point chart:repeated="15"/>
          </chart:series>
          <chart:series chart:style-name="ch11" chart:values-cell-range-address="Sheet1.C3:Sheet1.C17" chart:label-cell-address="Sheet1.C2:Sheet1.C2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7</svg:desc>
                </draw:g>
              </table:table-cell>
              <table:table-cell office:value-type="float" office:value="0">
                <text:p>0</text:p>
                <draw:g>
                  <svg:desc>Sheet1.B3:Sheet1.B17</svg:desc>
                </draw:g>
              </table:table-cell>
              <table:table-cell office:value-type="float" office:value="0">
                <text:p>0</text:p>
                <draw:g>
                  <svg:desc>Sheet1.C3:Sheet1.C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9">
                <text:p>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">
                <text:p>24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7cm" svg:y="0.315cm" chart:style-name="ch2">
          <text:p>Time measurement of Euclid recursive</text:p>
        </chart:title>
        <chart:legend chart:legend-position="end" svg:x="13.527cm" svg:y="3.937cm" style:legend-expansion="high" chart:style-name="ch3"/>
        <chart:plot-area chart:style-name="ch4" table:cell-range-address="Sheet1.A22:Sheet1.C37" chart:data-source-has-labels="both" svg:x="1.324cm" svg:y="1.64cm" svg:width="11.563cm" svg:height="6.206cm">
          <chartooo:coordinate-region svg:x="1.962cm" svg:y="1.847cm" svg:width="10.925cm" svg:height="5.337cm"/>
          <chart:axis chart:dimension="x" chart:name="primary-x" chart:style-name="ch5" chartooo:axis-type="auto">
            <chartooo:date-scale/>
            <chart:title svg:x="5.584cm" svg:y="8.027cm" chart:style-name="ch6">
              <text:p>Bits of both numbers</text:p>
            </chart:title>
            <chart:categories table:cell-range-address="Sheet1.A23:Sheet1.A37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23:Sheet1.B37" chart:label-cell-address="Sheet1.B22:Sheet1.B22" chart:class="chart:bar">
            <chart:data-point chart:repeated="15"/>
          </chart:series>
          <chart:series chart:style-name="ch11" chart:values-cell-range-address="Sheet1.C23:Sheet1.C37" chart:label-cell-address="Sheet1.C22:Sheet1.C22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2:Sheet1.B22</svg:desc>
                </draw:g>
              </table:table-cell>
              <table:table-cell office:value-type="string">
                <text:p>Mobile app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3:Sheet1.A37</svg:desc>
                </draw:g>
              </table:table-cell>
              <table:table-cell office:value-type="float" office:value="0">
                <text:p>0</text:p>
                <draw:g>
                  <svg:desc>Sheet1.B23:Sheet1.B37</svg:desc>
                </draw:g>
              </table:table-cell>
              <table:table-cell office:value-type="float" office:value="0">
                <text:p>0</text:p>
                <draw:g>
                  <svg:desc>Sheet1.C23:Sheet1.C3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bar" chart:style-name="ch1">
        <chart:title svg:x="4.081cm" svg:y="0.315cm" chart:style-name="ch2">
          <text:p>Time measurement of Euclid factorial</text:p>
        </chart:title>
        <chart:legend chart:legend-position="end" svg:x="13.523cm" svg:y="3.94cm" style:legend-expansion="high" chart:style-name="ch3"/>
        <chart:plot-area chart:style-name="ch4" table:cell-range-address="Sheet1.A42:Sheet1.C49" chart:data-source-has-labels="both" svg:x="1.323cm" svg:y="1.64cm" svg:width="11.562cm" svg:height="6.213cm">
          <chartooo:coordinate-region svg:x="2.735cm" svg:y="1.847cm" svg:width="10.15cm" svg:height="5.344cm"/>
          <chart:axis chart:dimension="x" chart:name="primary-x" chart:style-name="ch5" chartooo:axis-type="auto">
            <chartooo:date-scale/>
            <chart:title svg:x="5.583cm" svg:y="8.034cm" chart:style-name="ch6">
              <text:p>Bits of both numbers</text:p>
            </chart:title>
            <chart:categories table:cell-range-address="Sheet1.A43:Sheet1.A49"/>
          </chart:axis>
          <chart:axis chart:dimension="y" chart:name="primary-y" chart:style-name="ch7">
            <chart:title svg:x="0.451cm" svg:y="5.674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43:Sheet1.B49" chart:label-cell-address="Sheet1.B42:Sheet1.B42" chart:class="chart:bar">
            <chart:data-point chart:repeated="7"/>
          </chart:series>
          <chart:series chart:style-name="ch11" chart:values-cell-range-address="Sheet1.C43:Sheet1.C49" chart:label-cell-address="Sheet1.C42:Sheet1.C4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42:Sheet1.B42</svg:desc>
                </draw:g>
              </table:table-cell>
              <table:table-cell office:value-type="string">
                <text:p>Mobile app</text:p>
                <draw:g>
                  <svg:desc>Sheet1.C42:Sheet1.C4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3:Sheet1.A49</svg:desc>
                </draw:g>
              </table:table-cell>
              <table:table-cell office:value-type="float" office:value="1">
                <text:p>1</text:p>
                <draw:g>
                  <svg:desc>Sheet1.B43:Sheet1.B49</svg:desc>
                </draw:g>
              </table:table-cell>
              <table:table-cell office:value-type="float" office:value="2">
                <text:p>2</text:p>
                <draw:g>
                  <svg:desc>Sheet1.C43:Sheet1.C4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99">
                <text:p>18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7748">
                <text:p>217748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282">
                <text:p>9282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085">
                <text:p>291085</text:p>
              </table:table-cell>
              <table:table-cell office:value-type="float" office:value="170535">
                <text:p>170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